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1.293cm" style:rel-column-width="733*"/>
    </style:style>
    <style:style style:name="Tableau1.B" style:family="table-column">
      <style:table-column-properties style:column-width="12.51cm" style:rel-column-width="709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oper Black" fo:font-size="8pt" officeooo:rsid="0026865f" officeooo:paragraph-rsid="0026865f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oper Black" fo:font-size="8pt" officeooo:rsid="0026865f" officeooo:paragraph-rsid="00282516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Cooper Black" fo:font-size="6pt" officeooo:rsid="0028c3d3" officeooo:paragraph-rsid="0028c3d3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Cooper Black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Cooper Black" fo:font-size="8pt" officeooo:paragraph-rsid="00282516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Cooper Black" fo:font-size="8pt" officeooo:rsid="00282516" officeooo:paragraph-rsid="00282516" style:font-size-asian="8pt" style:font-size-complex="8pt"/>
    </style:style>
    <style:style style:name="T1" style:family="text">
      <style:text-properties officeooo:rsid="001f5da2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fo:font-style="italic" style:font-size-asian="7pt" style:font-style-asian="italic" style:font-size-complex="7pt" style:font-style-complex="italic"/>
    </style:style>
    <style:style style:name="T4" style:family="text">
      <style:text-properties fo:font-size="7pt" fo:font-style="normal" style:font-size-asian="7pt" style:font-style-asian="normal" style:font-size-complex="7pt" style:font-style-complex="normal"/>
    </style:style>
    <style:style style:name="T5" style:family="text">
      <style:text-properties fo:font-size="7pt" fo:font-style="normal" officeooo:rsid="0026c87e" style:font-size-asian="7pt" style:font-style-asian="normal" style:font-size-complex="7pt" style:font-style-complex="normal"/>
    </style:style>
    <style:style style:name="T6" style:family="text">
      <style:text-properties fo:color="#c9211e" fo:font-size="7pt" style:font-size-asian="7pt" style:font-size-complex="7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6c87e" style:font-style-asian="normal" style:font-style-complex="normal"/>
    </style:style>
    <style:style style:name="T9" style:family="text">
      <style:text-properties officeooo:rsid="0028c3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équen<text:span text:style-name="T9">c</text:span>es Numérique des bandes Radioamateur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FT8</text:p>
          </table:table-cell>
          <table:table-cell table:style-name="Tableau1.B1" office:value-type="string">
            <text:p text:style-name="P3"><text:span text:style-name="T2">1.840 / 3.573 / 5.357 / 7.074 / 10.136 / 14.074 / 18.100 / 21.074 / 24.915 / 28.074 / 50.313-</text:span><text:span text:style-name="T6">50.323 </text:span><text:span text:style-name="T2">/ 144.174 / </text:span><text:span text:style-name="T3">432.174 / </text:span><text:span text:style-name="T4">1296.174</text:span></text:p>
          </table:table-cell>
        </table:table-row>
        <table:table-row>
          <table:table-cell table:style-name="Tableau1.A2" office:value-type="string">
            <text:p text:style-name="P7">FT4</text:p>
          </table:table-cell>
          <table:table-cell table:style-name="Tableau1.B2" office:value-type="string">
            <text:p text:style-name="P3"><text:span text:style-name="T4">3.575 / 5.357 / 7.047 / 10.140 / 14.080 / 18.104 / 21.140 / 24.919 / 28.180 / 50.318 / 144.170</text:span></text:p>
          </table:table-cell>
        </table:table-row>
        <table:table-row>
          <table:table-cell table:style-name="Tableau1.A2" office:value-type="string">
            <text:p text:style-name="P7">JS8</text:p>
          </table:table-cell>
          <table:table-cell table:style-name="Tableau1.B2" office:value-type="string">
            <text:p text:style-name="P3"><text:span text:style-name="T4">1.842 / 3.578 / 7.078 / 10.130 / 14.078 / 18.104 / 21.078 / 24.922 / 28.078 / 50.318 / 144.178</text:span></text:p>
          </table:table-cell>
        </table:table-row>
        <table:table-row>
          <table:table-cell table:style-name="Tableau1.A2" office:value-type="string">
            <text:p text:style-name="P7">WSPR</text:p>
          </table:table-cell>
          <table:table-cell table:style-name="Tableau1.B2" office:value-type="string">
            <text:p text:style-name="P3"><text:span text:style-name="T4">1.8366 / 3.5686 /5.3655 / 7.0386 / <text:s/>10.1387 / 14.0956 / 18.1046 / 21.0946 / 24.9246 / 28.1246 / 50.293 / 144.489 / 432.300 / 1296.500</text:span></text:p>
          </table:table-cell>
        </table:table-row>
        <table:table-row>
          <table:table-cell table:style-name="Tableau1.A2" office:value-type="string">
            <text:p text:style-name="P7">RTTY</text:p>
          </table:table-cell>
          <table:table-cell table:style-name="Tableau1.B2" office:value-type="string">
            <text:p text:style-name="P3"><text:span text:style-name="T4">1.840 / 3.590 / 7.040 / 10.140 / 14.080 / 18.100 / 21.080 / 24.925 / 28.080 / 50.600 / 144.600 / 432.600 / 1296.600</text:span></text:p>
          </table:table-cell>
        </table:table-row>
        <table:table-row>
          <table:table-cell table:style-name="Tableau1.A2" office:value-type="string">
            <text:p text:style-name="P7">PSK31</text:p>
          </table:table-cell>
          <table:table-cell table:style-name="Tableau1.B2" office:value-type="string">
            <text:p text:style-name="P3"><text:span text:style-name="T4">1.838 / 3.580 / 7.040 / 10.140 / 14.070 / 18.098 / 21.070 / 24.920 / 28.120 / 50.305 / 144.128 / 432.088 / 1296.138 / 2320.138</text:span></text:p>
          </table:table-cell>
        </table:table-row>
        <table:table-row>
          <table:table-cell table:style-name="Tableau1.A2" office:value-type="string">
            <text:p text:style-name="P3"><text:span text:style-name="T5">FST4W</text:span></text:p>
          </table:table-cell>
          <table:table-cell table:style-name="Tableau1.B2" office:value-type="string">
            <text:p text:style-name="P3"><text:span text:style-name="T5">0.136 / 0.474200 / 1.839 / 1.836.8</text:span></text:p>
          </table:table-cell>
        </table:table-row>
        <table:table-row>
          <table:table-cell table:style-name="Tableau1.A2" office:value-type="string">
            <text:p text:style-name="P3"><text:span text:style-name="T5">JT65</text:span></text:p>
          </table:table-cell>
          <table:table-cell table:style-name="Tableau1.B2" office:value-type="string">
            <text:p text:style-name="P3"><text:span text:style-name="T5">1.838 / 3.570 / 5.357 / 7.076 / 10.138 / 14.076 / 18.102 /21.076 / 24.917 / 28.076 / 50.276/</text:span></text:p>
            <text:p text:style-name="P3"><text:span text:style-name="T5">144.120 / 432.065 / 1296.065 /2301.065</text:span></text:p>
          </table:table-cell>
        </table:table-row>
        <table:table-row>
          <table:table-cell table:style-name="Tableau1.A2" office:value-type="string">
            <text:p text:style-name="P5">SSTV</text:p>
          </table:table-cell>
          <table:table-cell table:style-name="Tableau1.B2" office:value-type="string">
            <text:p text:style-name="P5">3.733 / 7.058 / 14.233 / 21.337 <text:span text:style-name="T9">(Digitale)</text:span></text:p>
          </table:table-cell>
        </table:table-row>
        <table:table-row>
          <table:table-cell table:style-name="Tableau1.A2" office:value-type="string">
            <text:p text:style-name="P6">SSTV</text:p>
          </table:table-cell>
          <table:table-cell table:style-name="Tableau1.B2" office:value-type="string">
            <text:p text:style-name="P7">14.230 <text:span text:style-name="T9">(Analogique)</text:span></text:p>
          </table:table-cell>
        </table:table-row>
        <table:table-row>
          <table:table-cell table:style-name="Tableau1.A2" office:value-type="string">
            <text:p text:style-name="P7">Q65</text:p>
          </table:table-cell>
          <table:table-cell table:style-name="Tableau1.B2" office:value-type="string">
            <text:p text:style-name="P5">50.211 (275) / 144.116 / 432.065 / 1296.065 / 2301.065 /3400.065 / 5760.200 / 10368.200</text:p>
            <text:p text:style-name="P5">24048.200</text:p>
          </table:table-cell>
        </table:table-row>
      </table:table>
      <text:p text:style-name="P4"><text:span text:style-name="T8">S</text:span><text:span text:style-name="T7">ource F1NQP Version 14 de Mai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MGM_RA_F1NQP</text:file-name><text:tab/><text:date style:data-style-name="N37" text:date-value="2022-07-08T14:11:05.563000249">08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8T14:11:05.485000000</dc:date>
    <meta:editing-duration>PT2H3M33S</meta:editing-duration>
    <meta:editing-cycles>14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27" meta:word-count="235" meta:character-count="1180" meta:non-whitespace-character-count="970"/>
  </office:meta>
</office:document-meta>
</file>